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Noto Sans Symbols1" svg:font-family="'Noto Sans Symbols'" style:font-adornments="Regular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6.482cm" fo:margin-left="-0.363cm" fo:margin-top="0cm" fo:margin-bottom="0cm" table:align="left" style:writing-mode="lr-tb"/>
    </style:style>
    <style:style style:name="Table2.A" style:family="table-column">
      <style:table-column-properties style:column-width="0.854cm"/>
    </style:style>
    <style:style style:name="Table2.B" style:family="table-column">
      <style:table-column-properties style:column-width="6.886cm"/>
    </style:style>
    <style:style style:name="Table2.C" style:family="table-column">
      <style:table-column-properties style:column-width="2.503cm"/>
    </style:style>
    <style:style style:name="Table2.D" style:family="table-column">
      <style:table-column-properties style:column-width="6.239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fo:background-color="transparent" style:font-name-asian="Times New Roman1" style:font-size-asian="8pt" style:font-style-asian="normal" style:font-weight-asian="normal" style:font-name-complex="Times New Roman1" style:font-size-complex="8pt"/>
    </style:style>
    <style:style style:name="P4" style:family="paragraph" style:parent-style-name="Frame_20_contents">
      <style:paragraph-properties fo:margin-left="0cm" fo:margin-right="0cm" fo:margin-top="0cm" fo:margin-bottom="0cm" style:contextual-spacing="false" fo:line-height="0.423cm" fo:text-align="justify" style:justify-single-word="false" fo:text-indent="1.251cm" style:auto-text-indent="false"/>
    </style:style>
    <style:style style:name="P5" style:family="paragraph" style:parent-style-name="Frame_20_contents">
      <style:paragraph-properties fo:margin-left="0cm" fo:margin-right="0cm" fo:margin-top="0cm" fo:margin-bottom="0cm" style:contextual-spacing="false" fo:line-height="0.423cm" fo:text-align="center" style:justify-single-word="false" fo:text-indent="1.251cm" style:auto-text-indent="false"/>
    </style:style>
    <style:style style:name="P6" style:family="paragraph" style:parent-style-name="Frame_20_contents">
      <style:paragraph-properties fo:margin-left="0cm" fo:margin-right="0cm" fo:margin-top="0cm" fo:margin-bottom="0cm" style:contextual-spacing="false" fo:line-height="0.423cm" fo:text-align="center" style:justify-single-word="false" fo:text-indent="0cm" style:auto-text-indent="false"/>
    </style:style>
    <style:style style:name="P7" style:family="paragraph" style:parent-style-name="Frame_20_contents">
      <style:paragraph-properties fo:margin-left="0cm" fo:margin-right="0cm" fo:margin-top="0cm" fo:margin-bottom="0cm" style:contextual-spacing="false" fo:line-height="0.635cm" fo:text-align="justify" style:justify-single-word="false" fo:text-indent="1.251cm" style:auto-text-indent="false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9" style:family="paragraph" style:parent-style-name="normal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</style:style>
    <style:style style:name="P10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</style:style>
    <style:style style:name="P11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 fo:break-before="auto" fo:break-after="auto">
        <style:tab-stops>
          <style:tab-stop style:position="18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5" style:family="paragraph" style:parent-style-name="normal">
      <style:paragraph-properties fo:margin-left="0cm" fo:margin-right="0cm" fo:text-indent="0cm" style:auto-text-indent="false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362a3" officeooo:paragraph-rsid="0008ba66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8ba66"/>
    </style:style>
    <style:style style:name="P18" style:family="paragraph" style:parent-style-name="normal">
      <style:paragraph-properties fo:margin-left="0cm" fo:margin-right="0cm" fo:text-align="center" style:justify-single-word="false" fo:text-indent="0cm" style:auto-text-indent="false"/>
    </style:style>
    <style:style style:name="P19" style:family="paragraph" style:parent-style-name="normal">
      <style:paragraph-properties fo:margin-left="9.001cm" fo:margin-right="0cm" fo:text-align="end" style:justify-single-word="false" fo:text-indent="0cm" style:auto-text-indent="false"/>
    </style:style>
    <style:style style:name="P20" style:family="paragraph" style:parent-style-name="normal">
      <style:paragraph-properties fo:margin-left="3.022cm" fo:margin-right="0cm" fo:text-indent="0cm" style:auto-text-indent="false"/>
    </style:style>
    <style:style style:name="P21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fo:color="#000000" loext:opacity="100%"/>
    </style:style>
    <style:style style:name="P22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23" style:family="paragraph" style:parent-style-name="Contents_20_1">
      <style:paragraph-properties fo:break-before="auto" fo:break-after="auto">
        <style:tab-stops>
          <style:tab-stop style:position="18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26" style:family="paragraph" style:parent-style-name="Frame_20_contents">
      <style:paragraph-properties fo:margin-left="0cm" fo:margin-right="0cm" fo:margin-top="0cm" fo:margin-bottom="0cm" style:contextual-spacing="false" fo:line-height="0.423cm" fo:text-align="justify" style:justify-single-word="false" fo:text-indent="1.251cm" style:auto-text-indent="false"/>
    </style:style>
    <style:style style:name="P27" style:family="paragraph" style:parent-style-name="Heading_20_1" style:list-style-name="WWNum2">
      <style:paragraph-properties fo:margin-left="0.762cm" fo:margin-right="0cm" fo:text-indent="-0.762cm" style:auto-text-indent="false"/>
    </style:style>
    <style:style style:name="P28" style:family="paragraph" style:parent-style-name="Heading_20_1" style:list-style-name="WWNum2">
      <style:paragraph-properties fo:margin-left="0cm" fo:margin-right="0cm" fo:text-indent="0cm" style:auto-text-indent="false"/>
    </style:style>
    <style:style style:name="P29" style:family="paragraph" style:parent-style-name="Heading_20_2" style:list-style-name="WWNum2">
      <style:paragraph-properties fo:margin-left="0cm" fo:margin-right="0cm" fo:text-indent="1.251cm" style:auto-text-indent="false"/>
      <style:text-properties fo:font-weight="normal" style:font-weight-asian="normal"/>
    </style:style>
    <style:style style:name="P30" style:family="paragraph" style:parent-style-name="Heading_20_2" style:list-style-name="WWNum2">
      <style:paragraph-properties fo:margin-left="0cm" fo:margin-right="0cm" fo:text-indent="1.235cm" style:auto-text-indent="false" fo:keep-with-next="auto"/>
      <style:text-properties fo:font-weight="normal" style:font-weight-asian="normal"/>
    </style:style>
    <style:style style:name="P31" style:family="paragraph" style:parent-style-name="Heading_20_3" style:list-style-name="WWNum2">
      <style:paragraph-properties fo:margin-left="0cm" fo:margin-right="0cm" fo:text-indent="1.251cm" style:auto-text-indent="false"/>
      <style:text-properties fo:font-style="normal" style:font-style-asian="normal"/>
    </style:style>
    <style:style style:name="P32" style:family="paragraph" style:parent-style-name="Heading_20_3" style:list-style-name="WWNum2">
      <style:paragraph-properties fo:margin-left="2.501cm" fo:margin-right="0cm" fo:text-indent="1.251cm" style:auto-text-indent="false"/>
      <style:text-properties fo:font-style="normal" style:font-style-asian="normal"/>
    </style:style>
    <style:style style:name="P33" style:family="paragraph" style:parent-style-name="normal" style:list-style-name="WWNum1">
      <loext:graphic-properties draw:fill="none" draw:fill-color="#ffffff"/>
      <style:paragraph-properties fo:margin-left="2cm" fo:margin-right="0cm" fo:margin-top="0cm" fo:margin-bottom="0cm" style:contextual-spacing="false" fo:line-height="150%" fo:text-align="justify" style:justify-single-word="false" fo:keep-together="auto" fo:orphans="2" fo:widows="2" fo:text-indent="-0.75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34" style:family="paragraph" style:parent-style-name="normal" style:list-style-name="WWNum1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51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35" style:family="paragraph" style:parent-style-name="normal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36" style:family="paragraph" style:parent-style-name="normal">
      <style:paragraph-properties fo:margin-left="0cm" fo:margin-right="0cm" fo:text-align="center" style:justify-single-word="false" fo:text-indent="0cm" style:auto-text-indent="false"/>
      <style:text-properties fo:color="#000000" loext:opacity="100%" fo:font-weight="bold" style:font-weight-asian="bold"/>
    </style:style>
    <style:style style:name="P37" style:family="paragraph" style:parent-style-name="normal">
      <style:text-properties fo:color="#000000" loext:opacity="100%"/>
    </style:style>
    <style:style style:name="P38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fo:color="#000000" loext:opacity="100%"/>
    </style:style>
    <style:style style:name="P39" style:family="paragraph" style:parent-style-name="normal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000000" loext:opacity="100%"/>
    </style:style>
    <style:style style:name="P40" style:family="paragraph" style:parent-style-name="normal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41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00%" fo:text-align="center" style:justify-single-word="false" fo:keep-together="auto" fo:orphans="2" fo:widows="2" fo:text-indent="0cm" style:auto-text-indent="false" fo:break-before="page" fo:background-color="transparent" fo:padding="0cm" fo:border="none" style:shadow="none" fo:keep-with-next="auto" style:join-border="false"/>
      <style:text-properties fo:font-variant="small-caps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1" style:font-size-asian="14pt" style:font-style-asian="normal" style:font-weight-asian="bold" style:font-name-complex="Times New Roman1" style:font-size-complex="14pt"/>
    </style:style>
    <style:style style:name="P42" style:family="paragraph" style:parent-style-name="normal" style:list-style-name="WWNum1">
      <loext:graphic-properties draw:fill="none" draw:fill-color="#ffffff"/>
      <style:paragraph-properties fo:margin-left="2cm" fo:margin-right="0cm" fo:margin-top="0cm" fo:margin-bottom="0cm" style:contextual-spacing="false" fo:line-height="150%" fo:text-align="justify" style:justify-single-word="false" fo:keep-together="auto" fo:orphans="2" fo:widows="2" fo:text-indent="-0.75cm" style:auto-text-indent="false" fo:break-before="auto" fo:break-after="auto" fo:background-color="transparent" fo:padding="0cm" fo:border="none" style:shadow="none" fo:keep-with-next="auto" style:join-border="false"/>
    </style:style>
    <style:style style:name="P43" style:family="paragraph" style:parent-style-name="normal" style:list-style-name="WWNum1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51cm" style:auto-text-indent="false" fo:break-before="auto" fo:break-after="auto" fo:background-color="transparent" fo:padding="0cm" fo:border="none" style:shadow="none" fo:keep-with-next="auto" style:join-border="false"/>
    </style:style>
    <style:style style:name="P4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3" style:family="text">
      <style:text-properties fo:color="#000000" loext:opacity="100%"/>
    </style:style>
    <style:style style:name="T4" style:family="text">
      <style:text-properties fo:color="#ff0000" loext:opacity="100%"/>
    </style:style>
    <style:style style:name="T5" style:family="text">
      <style:text-properties fo:font-style="normal" style:font-style-asian="normal"/>
    </style:style>
    <style:style style:name="T6" style:family="text">
      <style:text-properties officeooo:rsid="0008321a"/>
    </style:style>
    <style:style style:name="T7" style:family="text">
      <style:text-properties officeooo:rsid="002362a3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Факультет інформатики та обчислювальної техніки </text:p>
      <text:p text:style-name="P18">Кафедра інформатики та програмної інженерії </text:p>
      <text:p text:style-name="P18"/>
      <text:p text:style-name="P19">“ЗАТВЕРДЖЕНО”</text:p>
      <text:p text:style-name="P19">Керівник роботи </text:p>
      <text:p text:style-name="P19">Світлана ПОПЕРЕШНЯК</text:p>
      <text:p text:style-name="P19">“12” жовтня 2023 р.</text:p>
      <text:p text:style-name="P18"/>
      <text:p text:style-name="P18"/>
      <text:p text:style-name="P18"/>
      <text:p text:style-name="P18"/>
      <text:p text:style-name="P36">Файлова система з консольним інтерфейсом</text:p>
      <text:p text:style-name="P40">Технічне завдання </text:p>
      <text:p text:style-name="P18"><text:span text:style-name="T3">КПІ.ІП-</text:span>1123<text:span text:style-name="T3">.045440.01.91</text:span></text:p>
      <text:p text:style-name="P18"/>
      <text:p text:style-name="P18"/>
      <text:p text:style-name="P18"/>
      <text:p text:style-name="P18"/>
      <text:p text:style-name="P18"/>
      <text:p text:style-name="P17">“ПОГОДЖЕНО” </text:p>
      <text:p text:style-name="P17">Керівник роботи:</text:p>
      <text:p text:style-name="P17"><text:span text:style-name="T7">ПОПЕРЕШНЯК</text:span> С.В.</text:p>
      <text:p text:style-name="P17"/>
      <text:p text:style-name="P16">Консультант:<text:tab/><text:tab/><text:tab/><text:tab/><text:tab/><text:tab/><text:tab/><text:span text:style-name="T6">Виконавець:</text:span></text:p>
      <text:p text:style-name="P16">ГОЛОВЧЕНКО М.М.<text:tab/><text:tab/><text:tab/><text:tab/><text:tab/><text:tab/><text:span text:style-name="T6">П</text:span>АНЧЕНКО<text:span text:style-name="T6"> С.В.</text:span></text:p>
      <text:p text:style-name="P18"/>
      <text:p text:style-name="P18"/>
      <text:p text:style-name="P18"/>
      <text:p text:style-name="P18"/>
      <text:p text:style-name="P18"/>
      <text:p text:style-name="P18"><text:bookmark text:name="_gjdgxs"/>Київ – 2023</text:p>
      <text:p text:style-name="P41">Зміст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23"><text:a xlink:type="simple" xlink:href="#__RefHeading___Toc15228_3648594721" text:style-name="Index_20_Link" text:visited-style-name="Index_20_Link">1 НАЙМЕНУВАННЯ ТА ГАЛУЗЬ ЗАСТОСУВАННЯ<text:tab/>3</text:a></text:p>
          <text:p text:style-name="P22"><text:a xlink:type="simple" xlink:href="#__RefHeading___Toc15240_3648594721" text:style-name="Index_20_Link" text:visited-style-name="Index_20_Link">2 ПІДСТАВА ДЛЯ РОЗРОБКИ<text:tab/>4</text:a></text:p>
          <text:p text:style-name="P22"><text:a xlink:type="simple" xlink:href="#__RefHeading___Toc15238_3648594721" text:style-name="Index_20_Link" text:visited-style-name="Index_20_Link">3 ПРИЗНАЧЕННЯ РОЗРОБКИ<text:tab/>5</text:a></text:p>
          <text:p text:style-name="P22"><text:a xlink:type="simple" xlink:href="#__RefHeading___Toc15236_3648594721" text:style-name="Index_20_Link" text:visited-style-name="Index_20_Link">4 ВИМОГИ ДО ПРОГРАМНОГО ЗАБЕЗПЕЧЕННЯ<text:tab/>6</text:a></text:p>
          <text:p text:style-name="P24"><text:a xlink:type="simple" xlink:href="#__RefHeading___Toc15242_3648594721" text:style-name="Index_20_Link" text:visited-style-name="Index_20_Link">4.1 Вимоги до функціональних характеристик<text:tab/>6</text:a></text:p>
          <text:p text:style-name="P25"><text:a xlink:type="simple" xlink:href="#__RefHeading___Toc15262_3648594721" text:style-name="Index_20_Link" text:visited-style-name="Index_20_Link">4.1.1 Користувацького інтерфейсу<text:tab/>6</text:a></text:p>
          <text:p text:style-name="P24"><text:a xlink:type="simple" xlink:href="#__RefHeading___Toc15260_3648594721" text:style-name="Index_20_Link" text:visited-style-name="Index_20_Link">4.2 Вимоги до надійності<text:tab/>6</text:a></text:p>
          <text:p text:style-name="P24"><text:a xlink:type="simple" xlink:href="#__RefHeading___Toc15258_3648594721" text:style-name="Index_20_Link" text:visited-style-name="Index_20_Link">4.3 Умови експлуатації<text:tab/>6</text:a></text:p>
          <text:p text:style-name="P25"><text:a xlink:type="simple" xlink:href="#__RefHeading___Toc15276_3648594721" text:style-name="Index_20_Link" text:visited-style-name="Index_20_Link">4.3.1 Вид обслуговування<text:tab/>6</text:a></text:p>
          <text:p text:style-name="P25"><text:a xlink:type="simple" xlink:href="#__RefHeading___Toc15274_3648594721" text:style-name="Index_20_Link" text:visited-style-name="Index_20_Link">4.3.2 Обслуговуючий персонал<text:tab/>6</text:a></text:p>
          <text:p text:style-name="P24"><text:a xlink:type="simple" xlink:href="#__RefHeading___Toc15256_3648594721" text:style-name="Index_20_Link" text:visited-style-name="Index_20_Link">4.4 Вимоги до складу і параметрів технічних засобів<text:tab/>7</text:a></text:p>
          <text:p text:style-name="P24"><text:a xlink:type="simple" xlink:href="#__RefHeading___Toc15254_3648594721" text:style-name="Index_20_Link" text:visited-style-name="Index_20_Link">4.5 Вимоги до інформаційної та програмної сумісності<text:tab/>7</text:a></text:p>
          <text:p text:style-name="P25"><text:a xlink:type="simple" xlink:href="#__RefHeading___Toc15272_3648594721" text:style-name="Index_20_Link" text:visited-style-name="Index_20_Link">4.5.1 Вимоги до вхідних даних<text:tab/>7</text:a></text:p>
          <text:p text:style-name="P25"><text:a xlink:type="simple" xlink:href="#__RefHeading___Toc15270_3648594721" text:style-name="Index_20_Link" text:visited-style-name="Index_20_Link">4.5.2 Вимоги до вихідних даних<text:tab/>7</text:a></text:p>
          <text:p text:style-name="P25"><text:a xlink:type="simple" xlink:href="#__RefHeading___Toc15268_3648594721" text:style-name="Index_20_Link" text:visited-style-name="Index_20_Link">4.5.3 Вимоги до мови розробки<text:tab/>7</text:a></text:p>
          <text:p text:style-name="P25"><text:a xlink:type="simple" xlink:href="#__RefHeading___Toc15266_3648594721" text:style-name="Index_20_Link" text:visited-style-name="Index_20_Link">4.5.4 Вимоги до середовища розробки<text:tab/>8</text:a></text:p>
          <text:p text:style-name="P25"><text:a xlink:type="simple" xlink:href="#__RefHeading___Toc15264_3648594721" text:style-name="Index_20_Link" text:visited-style-name="Index_20_Link">4.5.5 Вимоги до представленню вихідних кодів<text:tab/>8</text:a></text:p>
          <text:p text:style-name="P24"><text:a xlink:type="simple" xlink:href="#__RefHeading___Toc15252_3648594721" text:style-name="Index_20_Link" text:visited-style-name="Index_20_Link">4.6 Вимоги до маркування та пакування<text:tab/>8</text:a></text:p>
          <text:p text:style-name="P24"><text:a xlink:type="simple" xlink:href="#__RefHeading___Toc15250_3648594721" text:style-name="Index_20_Link" text:visited-style-name="Index_20_Link">4.7 Вимоги до транспортування та зберігання<text:tab/>8</text:a></text:p>
          <text:p text:style-name="P24"><text:a xlink:type="simple" xlink:href="#__RefHeading___Toc15248_3648594721" text:style-name="Index_20_Link" text:visited-style-name="Index_20_Link">4.8 Спеціальні вимоги<text:tab/>8</text:a></text:p>
          <text:p text:style-name="P22"><text:a xlink:type="simple" xlink:href="#__RefHeading___Toc15234_3648594721" text:style-name="Index_20_Link" text:visited-style-name="Index_20_Link">5 ВИМОГИ ДО ПРОГРАМНОЇ ДОКУМЕНТАЦІЇ<text:tab/>9</text:a></text:p>
          <text:p text:style-name="P24"><text:a xlink:type="simple" xlink:href="#__RefHeading___Toc15246_3648594721" text:style-name="Index_20_Link" text:visited-style-name="Index_20_Link">5.1 Попередній склад програмної документації<text:tab/>9</text:a></text:p>
          <text:p text:style-name="P24"><text:a xlink:type="simple" xlink:href="#__RefHeading___Toc15244_3648594721" text:style-name="Index_20_Link" text:visited-style-name="Index_20_Link">5.2 Спеціальні вимоги до програмної документації<text:tab/>9</text:a></text:p>
          <text:p text:style-name="P22"><text:a xlink:type="simple" xlink:href="#__RefHeading___Toc15232_3648594721" text:style-name="Index_20_Link" text:visited-style-name="Index_20_Link">6 СТАДІЇ І ЕТАПИ РОЗРОБКИ<text:tab/>10</text:a></text:p>
          <text:p text:style-name="P22"><text:a xlink:type="simple" xlink:href="#__RefHeading___Toc15230_3648594721" text:style-name="Index_20_Link" text:visited-style-name="Index_20_Link">7 ПОРЯДОК КОНТРОЛЮ ТА ПРИЙМАННЯ<text:tab/>11</text:a></text:p>
        </text:index-body>
      </text:table-of-content>
      <text:p text:style-name="P15"/>
      <text:list xml:id="list3817318519" text:style-name="WWNum2">
        <text:list-item>
          <text:p text:style-name="P27"><text:bookmark-start text:name="__RefHeading___Toc15228_3648594721"/><text:bookmark text:name="_30j0zll"/>НАЙМЕНУВАННЯ ТА ГАЛУЗЬ ЗАСТОСУВАННЯ<text:bookmark-end text:name="__RefHeading___Toc15228_3648594721"/></text:p>
        </text:list-item>
      </text:list>
      <text:p text:style-name="normal">Назва розробки: <text:span text:style-name="T3">Файлова система з консольним інтерфейсом</text:span>. </text:p>
      <text:p text:style-name="normal">Галузь застосування: </text:p>
      <text:p text:style-name="normal">Наведене технічне завдання поширюється на розробку файлової системи з консольним інтерфейсом<text:span text:style-name="T4"> </text:span>XFUSE, котре використовується для контролю та обробки даних на комп’ютері та призначена для <text:span text:style-name="T3">операційни</text:span>х<text:span text:style-name="T3"> систем сімейства Unix</text:span>.</text:p>
      <text:list xml:id="list85540545160002" text:continue-numbering="true" text:style-name="WWNum2">
        <text:list-item>
          <text:p text:style-name="P28"><text:bookmark-start text:name="__RefHeading___Toc15240_3648594721"/><text:bookmark text:name="_1fob9te"/>ПІДСТАВА ДЛЯ РОЗРОБКИ<text:bookmark-end text:name="__RefHeading___Toc15240_3648594721"/></text:p>
        </text:list-item>
      </text:list>
      <text:p text:style-name="normal">Підставою для розробки <text:span text:style-name="T3">файлової системи з консольним інтерфейсом</text:span> є завдання на курсову роботу, затверджене кафедрою інформатики та програмної інженерії Національного технічного університету України «Київський політехнічний інститут імені Ігоря Сікорського».</text:p>
      <text:list xml:id="list85541233652745" text:continue-numbering="true" text:style-name="WWNum2">
        <text:list-item>
          <text:p text:style-name="P27"><text:bookmark-start text:name="__RefHeading___Toc15238_3648594721"/><text:bookmark text:name="_3znysh7"/>ПРИЗНАЧЕННЯ РОЗРОБКИ<text:bookmark-end text:name="__RefHeading___Toc15238_3648594721"/></text:p>
        </text:list-item>
      </text:list>
      <text:p text:style-name="normal">Розробка призначена для обробки та збереження даних на операційних системах <text:span text:style-name="T3">сімейства Unix.</text:span></text:p>
      <text:p text:style-name="normal">Метою розробки є пришвидшення обробки файлів за допомогою кастомізації операцій файлової системи.</text:p>
      <text:list xml:id="list85542133665491" text:continue-numbering="true" text:style-name="WWNum2">
        <text:list-item>
          <text:p text:style-name="P27"><text:bookmark-start text:name="__RefHeading___Toc15236_3648594721"/><text:bookmark text:name="_2et92p0"/>ВИМОГИ ДО ПРОГРАМНОГО ЗАБЕЗПЕЧЕННЯ<text:bookmark-end text:name="__RefHeading___Toc15236_3648594721"/></text:p>
          <text:list>
            <text:list-item>
              <text:p text:style-name="P29"><text:bookmark-start text:name="__RefHeading___Toc15242_3648594721"/><text:bookmark text:name="_tyjcwt"/>Вимоги до функціональних характеристик<text:bookmark-end text:name="__RefHeading___Toc15242_3648594721"/></text:p>
            </text:list-item>
          </text:list>
        </text:list-item>
      </text:list>
      <text:p text:style-name="normal">Програмне забезпечення повинно забезпечувати виконання наступних основних функції:</text:p>
      <text:list xml:id="list85540304395813" text:continue-numbering="true" text:style-name="WWNum2">
        <text:list-item>
          <text:list>
            <text:list-item>
              <text:list>
                <text:list-item>
                  <text:p text:style-name="P31"><text:bookmark-start text:name="__RefHeading___Toc15262_3648594721"/><text:bookmark text:name="_3dy6vkm"/>Користувацького інтерфейсу<text:bookmark-end text:name="__RefHeading___Toc15262_3648594721"/></text:p>
                </text:list-item>
              </text:list>
            </text:list-item>
          </text:list>
        </text:list-item>
      </text:list>
      <text:p text:style-name="P20">Кастомізувати нативні Unix-команди для файлових систем:</text:p>
      <text:list xml:id="list1508266777" text:style-name="WWNum1">
        <text:list-item>
          <text:p text:style-name="P42">в<text:span text:style-name="T2">зяття файлових атрибутів (getattr);</text:span></text:p>
        </text:list-item>
        <text:list-item>
          <text:p text:style-name="P42">з<text:span text:style-name="T2">читування посилань(readlink);</text:span></text:p>
        </text:list-item>
        <text:list-item>
          <text:p text:style-name="P33">створення файла(mknod);</text:p>
        </text:list-item>
        <text:list-item>
          <text:p text:style-name="P33">створення папок(mkdir);</text:p>
        </text:list-item>
        <text:list-item>
          <text:p text:style-name="P33">видалення посилань(unlink);</text:p>
        </text:list-item>
        <text:list-item>
          <text:p text:style-name="P33">видалення папок, посилань, файлів(rmdir);</text:p>
        </text:list-item>
        <text:list-item>
          <text:p text:style-name="P33">створення soft-посилань(symlink);</text:p>
        </text:list-item>
        <text:list-item>
          <text:p text:style-name="P33">зміна дозволів файла(chmod);</text:p>
        </text:list-item>
        <text:list-item>
          <text:p text:style-name="P33">зчитування файла(read);</text:p>
        </text:list-item>
        <text:list-item>
          <text:p text:style-name="P33">редагування файла(write);</text:p>
        </text:list-item>
        <text:list-item>
          <text:p text:style-name="P42"><text:span text:style-name="T2">зчитування папки(readdir)</text:span>.</text:p>
        </text:list-item>
      </text:list>
      <text:list xml:id="list85541179982253" text:continue-list="list85540304395813" text:style-name="WWNum2">
        <text:list-item>
          <text:list>
            <text:list-item>
              <text:p text:style-name="P29"><text:bookmark-start text:name="__RefHeading___Toc15260_3648594721"/><text:bookmark text:name="_1t3h5sf"/>Вимоги до надійності<text:bookmark-end text:name="__RefHeading___Toc15260_3648594721"/></text:p>
            </text:list-item>
          </text:list>
        </text:list-item>
      </text:list>
      <text:p text:style-name="normal">Передбачити контроль введення інформації та захист від некоректних дій користувача. </text:p>
      <text:list xml:id="list85541885033364" text:continue-numbering="true" text:style-name="WWNum2">
        <text:list-item>
          <text:list>
            <text:list-item>
              <text:p text:style-name="P29"><text:bookmark-start text:name="__RefHeading___Toc15258_3648594721"/><text:bookmark text:name="_4d34og8"/>Умови експлуатації<text:bookmark-end text:name="__RefHeading___Toc15258_3648594721"/></text:p>
            </text:list-item>
          </text:list>
        </text:list-item>
      </text:list>
      <text:p text:style-name="normal">Умови експлуатації згідно СанПін 2.2.2.542 – 96.</text:p>
      <text:list xml:id="list85541875203731" text:continue-numbering="true" text:style-name="WWNum2">
        <text:list-item>
          <text:list>
            <text:list-item>
              <text:list>
                <text:list-item>
                  <text:p text:style-name="P32"><text:bookmark-start text:name="__RefHeading___Toc15276_3648594721"/><text:bookmark text:name="_2s8eyo1"/>Вид обслуговування<text:bookmark-end text:name="__RefHeading___Toc15276_3648594721"/></text:p>
                </text:list-item>
              </text:list>
            </text:list-item>
          </text:list>
        </text:list-item>
      </text:list>
      <text:p text:style-name="P37">Вимоги до виду обслуговування не висуваються.</text:p>
      <text:list xml:id="list85542179127788" text:continue-numbering="true" text:style-name="WWNum2">
        <text:list-item>
          <text:list>
            <text:list-item>
              <text:list>
                <text:list-item>
                  <text:p text:style-name="P32"><text:bookmark-start text:name="__RefHeading___Toc15274_3648594721"/><text:bookmark text:name="_17dp8vu"/>Обслуговуючий персонал<text:bookmark-end text:name="__RefHeading___Toc15274_3648594721"/></text:p>
                </text:list-item>
              </text:list>
            </text:list-item>
          </text:list>
        </text:list-item>
      </text:list>
      <text:p text:style-name="P37">Вимоги до обслуговуючого персоналу не висуваються.</text:p>
      <text:list xml:id="list85540815956863" text:continue-numbering="true" text:style-name="WWNum2">
        <text:list-item>
          <text:list>
            <text:list-item>
              <text:p text:style-name="P29"><text:bookmark-start text:name="__RefHeading___Toc15256_3648594721"/><text:bookmark text:name="_3rdcrjn"/><text:soft-page-break/>Вимоги до складу і параметрів технічних засобів<text:bookmark-end text:name="__RefHeading___Toc15256_3648594721"/></text:p>
            </text:list-item>
          </text:list>
        </text:list-item>
      </text:list>
      <text:p text:style-name="P37">Програмне забезпечення повинно функціонувати на IBM-сумісних персональних комп‘ютерах.</text:p>
      <text:p text:style-name="normal">Мінімальна конфігурація технічних засобів:</text:p>
      <text:list xml:id="list85542286584739" text:continue-list="list1508266777" text:style-name="WWNum1">
        <text:list-item>
          <text:p text:style-name="P33">тип процесору: AMD® Ryzen 5 5500u with radeon graphics × 12;</text:p>
        </text:list-item>
        <text:list-item>
          <text:p text:style-name="P33">об‘єм ОЗП: 4 Гб;</text:p>
        </text:list-item>
        <text:list-item>
          <text:p text:style-name="P33">тип відеокарти: RENOIR (renoir, LLVM 15.0.7, DRM 3.49, 6.2.0-33-generic);</text:p>
        </text:list-item>
        <text:list-item>
          <text:p text:style-name="P33">назва операційної системи: Ubuntu 20.04.3 LTS</text:p>
        </text:list-item>
        <text:list-item>
          <text:p text:style-name="P33">тип операційної системи: 64-бітна</text:p>
        </text:list-item>
      </text:list>
      <text:p text:style-name="normal">Рекомендована конфігурація технічних засобів:</text:p>
      <text:list xml:id="list85542245518868" text:continue-numbering="true" text:style-name="WWNum1">
        <text:list-item>
          <text:p text:style-name="P33">тип процесору: AMD® Ryzen 5 5500u with radeon graphics × 12;</text:p>
        </text:list-item>
        <text:list-item>
          <text:p text:style-name="P33">об‘єм ОЗП: 8 Гб;</text:p>
        </text:list-item>
        <text:list-item>
          <text:p text:style-name="P33">тип відеокарти: RENOIR (renoir, LLVM 15.0.7, DRM 3.49, 6.2.0-33-generic);</text:p>
        </text:list-item>
        <text:list-item>
          <text:p text:style-name="P33">назва операційної системи: Ubuntu 20.04.3 LTS</text:p>
        </text:list-item>
        <text:list-item>
          <text:p text:style-name="P33">тип операційної системи: 64-бітна</text:p>
        </text:list-item>
      </text:list>
      <text:list xml:id="list85540545959930" text:continue-list="list85540815956863" text:style-name="WWNum2">
        <text:list-item>
          <text:list>
            <text:list-item>
              <text:p text:style-name="P29"><text:bookmark-start text:name="__RefHeading___Toc15254_3648594721"/><text:bookmark text:name="_26in1rg"/>Вимоги до інформаційної та програмної сумісності<text:bookmark-end text:name="__RefHeading___Toc15254_3648594721"/></text:p>
            </text:list-item>
          </text:list>
        </text:list-item>
      </text:list>
      <text:p text:style-name="P37">Програмне забезпечення повинно працювати під управлінням операційних систем сімейства Unix.</text:p>
      <text:list xml:id="list85541341575284" text:continue-numbering="true" text:style-name="WWNum2">
        <text:list-item>
          <text:list>
            <text:list-item>
              <text:list>
                <text:list-item>
                  <text:p text:style-name="P31"><text:bookmark-start text:name="__RefHeading___Toc15272_3648594721"/><text:bookmark text:name="_lnxbz9"/>Вимоги до вхідних даних<text:bookmark-end text:name="__RefHeading___Toc15272_3648594721"/></text:p>
                </text:list-item>
              </text:list>
            </text:list-item>
          </text:list>
        </text:list-item>
      </text:list>
      <text:p text:style-name="normal">Вхідні дані повинні бути представлені в наступному форматі: <text:span text:style-name="T3">файлів, посилань, папок, над якими будуть виконуватися операції файлової системи.</text:span></text:p>
      <text:list xml:id="list85540801807771" text:continue-numbering="true" text:style-name="WWNum2">
        <text:list-item>
          <text:list>
            <text:list-item>
              <text:list>
                <text:list-item>
                  <text:p text:style-name="P31"><text:bookmark-start text:name="__RefHeading___Toc15270_3648594721"/><text:bookmark text:name="_35nkun2"/>Вимоги до вихідних даних<text:bookmark-end text:name="__RefHeading___Toc15270_3648594721"/></text:p>
                </text:list-item>
              </text:list>
            </text:list-item>
          </text:list>
        </text:list-item>
      </text:list>
      <text:p text:style-name="P20">Вимоги не висувається.</text:p>
      <text:list xml:id="list85540359352689" text:continue-numbering="true" text:style-name="WWNum2">
        <text:list-item>
          <text:list>
            <text:list-item>
              <text:list>
                <text:list-item>
                  <text:p text:style-name="P31"><text:bookmark-start text:name="__RefHeading___Toc15268_3648594721"/><text:bookmark text:name="_1ksv4uv"/>Вимоги до мови розробки<text:bookmark-end text:name="__RefHeading___Toc15268_3648594721"/></text:p>
                </text:list-item>
              </text:list>
            </text:list-item>
          </text:list>
        </text:list-item>
      </text:list>
      <text:p text:style-name="normal">Розробку виконати на мові програмування С\С++.</text:p>
      <text:list xml:id="list85540229306696" text:continue-numbering="true" text:style-name="WWNum2">
        <text:list-item>
          <text:list>
            <text:list-item>
              <text:list>
                <text:list-item>
                  <text:p text:style-name="P31"><text:bookmark-start text:name="__RefHeading___Toc15266_3648594721"/><text:bookmark text:name="_44sinio"/><text:soft-page-break/>Вимоги до середовища розробки<text:bookmark-end text:name="__RefHeading___Toc15266_3648594721"/></text:p>
                </text:list-item>
              </text:list>
            </text:list-item>
          </text:list>
        </text:list-item>
      </text:list>
      <text:p text:style-name="normal">Розробку виконати на платформі <text:span text:style-name="T3">Ubuntu 22.04 .3 LTS з допомогою середовища розробки Clion.</text:span></text:p>
      <text:list xml:id="list85540968418849" text:continue-numbering="true" text:style-name="WWNum2">
        <text:list-item>
          <text:list>
            <text:list-item>
              <text:list>
                <text:list-item>
                  <text:p text:style-name="P31"><text:bookmark-start text:name="__RefHeading___Toc15264_3648594721"/><text:bookmark text:name="_2jxsxqh"/>Вимоги до представленню вихідних кодів <text:bookmark-end text:name="__RefHeading___Toc15264_3648594721"/></text:p>
                </text:list-item>
              </text:list>
            </text:list-item>
          </text:list>
        </text:list-item>
      </text:list>
      <text:p text:style-name="normal">Вихідний код програми має бути представлений у вигляді С\C++-header- та -source-файлів <text:s/>із використання системи збірки Cmake та Shell-скриптів.</text:p>
      <text:list xml:id="list85542008043678" text:continue-numbering="true" text:style-name="WWNum2">
        <text:list-item>
          <text:list>
            <text:list-item>
              <text:p text:style-name="P29"><text:bookmark-start text:name="__RefHeading___Toc15252_3648594721"/><text:bookmark text:name="_z337ya"/>Вимоги до маркування та пакування<text:bookmark-end text:name="__RefHeading___Toc15252_3648594721"/></text:p>
            </text:list-item>
          </text:list>
        </text:list-item>
      </text:list>
      <text:p text:style-name="normal">Вимоги до маркування та пакування не висуваються.</text:p>
      <text:list xml:id="list85541917828738" text:continue-numbering="true" text:style-name="WWNum2">
        <text:list-item>
          <text:list>
            <text:list-item>
              <text:p text:style-name="P29"><text:bookmark-start text:name="__RefHeading___Toc15250_3648594721"/><text:bookmark text:name="_3j2qqm3"/>Вимоги до транспортування та зберігання<text:bookmark-end text:name="__RefHeading___Toc15250_3648594721"/></text:p>
            </text:list-item>
          </text:list>
        </text:list-item>
      </text:list>
      <text:p text:style-name="normal">Вимоги до транспортування та зберігання не висуваються.</text:p>
      <text:list xml:id="list85541540990026" text:continue-numbering="true" text:style-name="WWNum2">
        <text:list-item>
          <text:list>
            <text:list-item>
              <text:p text:style-name="P29"><text:bookmark-start text:name="__RefHeading___Toc15248_3648594721"/><text:bookmark text:name="_1y810tw"/>Спеціальні вимоги<text:bookmark-end text:name="__RefHeading___Toc15248_3648594721"/></text:p>
            </text:list-item>
          </text:list>
        </text:list-item>
      </text:list>
      <text:p text:style-name="normal">Налаштовувати<text:span text:style-name="T3"> Cmake-файл для збірки бінарного файлу із програмою.</text:span></text:p>
      <text:list xml:id="list85541111940218" text:continue-numbering="true" text:style-name="WWNum2">
        <text:list-item>
          <text:p text:style-name="P27"><text:bookmark-start text:name="__RefHeading___Toc15234_3648594721"/><text:bookmark text:name="_4i7ojhp"/>ВИМОГИ ДО ПРОГРАМНОЇ ДОКУМЕНТАЦІЇ<text:bookmark-end text:name="__RefHeading___Toc15234_3648594721"/></text:p>
          <text:list>
            <text:list-item>
              <text:p text:style-name="P30"><text:bookmark-start text:name="__RefHeading___Toc15246_3648594721"/><text:bookmark text:name="_2xcytpi"/>Попередній склад програмної документації<text:bookmark-end text:name="__RefHeading___Toc15246_3648594721"/></text:p>
            </text:list-item>
          </text:list>
        </text:list-item>
      </text:list>
      <text:p text:style-name="normal">У склад супроводжувальної документації повинні входити наступні документи на аркушах формату А4:</text:p>
      <text:list xml:id="list85541531109115" text:continue-list="list85542245518868" text:style-name="WWNum1">
        <text:list-item>
          <text:p text:style-name="P33">пояснювальна записка;</text:p>
        </text:list-item>
        <text:list-item>
          <text:p text:style-name="P33">технічне завдання;</text:p>
        </text:list-item>
        <text:list-item>
          <text:p text:style-name="P33">керівництво користувача;</text:p>
        </text:list-item>
        <text:list-item>
          <text:p text:style-name="P33">програма та методика тестування;</text:p>
        </text:list-item>
        <text:list-item>
          <text:p text:style-name="P33">текст програми.</text:p>
        </text:list-item>
      </text:list>
      <text:p text:style-name="normal">Графічна частина повинна бути виконана на аркушах формату А3 та містити наступні документи:</text:p>
      <text:list xml:id="list85541506914876" text:continue-numbering="true" text:style-name="WWNum1">
        <text:list-item>
          <text:p text:style-name="P34">схеми взаємодії об’єктів, об’єктна декомпозиція;</text:p>
        </text:list-item>
        <text:list-item>
          <text:p text:style-name="P43">схема структурна варіантів використання</text:p>
        </text:list-item>
        <text:list-item>
          <text:p text:style-name="P34">схема структурна класів програмного забезпечення;</text:p>
        </text:list-item>
      </text:list>
      <text:list xml:id="list85540603437253" text:continue-list="list85541111940218" text:style-name="WWNum2">
        <text:list-item>
          <text:list>
            <text:list-item>
              <text:p text:style-name="P30"><text:bookmark-start text:name="__RefHeading___Toc15244_3648594721"/><text:bookmark text:name="_1ci93xb"/>Спеціальні вимоги до програмної документації<text:bookmark-end text:name="__RefHeading___Toc15244_3648594721"/></text:p>
            </text:list-item>
          </text:list>
        </text:list-item>
      </text:list>
      <text:p text:style-name="normal"><text:bookmark text:name="_3whwml4"/>Програмні модулі, котрі розробляються, повинні бути задокументовані, тобто тексти програм повинні містити всі необхідні коментарі.</text:p>
      <text:list xml:id="list85541709831226" text:continue-numbering="true" text:style-name="WWNum2">
        <text:list-item>
          <text:p text:style-name="P27"><text:bookmark-start text:name="__RefHeading___Toc15232_3648594721"/><text:bookmark text:name="_2bn6wsx"/>СТАДІЇ І ЕТАПИ РОЗРОБКИ<text:bookmark-end text:name="__RefHeading___Toc15232_3648594721"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0">№</text:p>
          </table:table-cell>
          <table:table-cell table:style-name="Table2.A1" office:value-type="string">
            <text:p text:style-name="P9">Назва етапу</text:p>
          </table:table-cell>
          <table:table-cell table:style-name="Table2.A1" office:value-type="string">
            <text:p text:style-name="P9">Строк</text:p>
          </table:table-cell>
          <table:table-cell table:style-name="Table2.A1" office:value-type="string">
            <text:p text:style-name="P9">Звітність</text:p>
          </table:table-cell>
        </table:table-row>
        <table:table-row table:style-name="Table2.1">
          <table:table-cell table:style-name="Table2.A1" office:value-type="string">
            <text:p text:style-name="P10">1.</text:p>
          </table:table-cell>
          <table:table-cell table:style-name="Table2.A1" office:value-type="string">
            <text:p text:style-name="P21">Вивчення літератури за тематикою роботи</text:p>
          </table:table-cell>
          <table:table-cell table:style-name="Table2.A1" office:value-type="string">
            <text:p text:style-name="P39">6.10</text:p>
          </table:table-cell>
          <table:table-cell table:style-name="Table2.A1" office:value-type="string">
            <text:p text:style-name="P21"/>
          </table:table-cell>
        </table:table-row>
        <table:table-row table:style-name="Table2.1">
          <table:table-cell table:style-name="Table2.A1" office:value-type="string">
            <text:p text:style-name="P10">2.</text:p>
          </table:table-cell>
          <table:table-cell table:style-name="Table2.A1" office:value-type="string">
            <text:p text:style-name="P21">Розробка технічного завдання</text:p>
          </table:table-cell>
          <table:table-cell table:style-name="Table2.A1" office:value-type="string">
            <text:p text:style-name="P39">7.10</text:p>
          </table:table-cell>
          <table:table-cell table:style-name="Table2.A1" office:value-type="string">
            <text:p text:style-name="P21">Технічне завдання</text:p>
          </table:table-cell>
        </table:table-row>
        <table:table-row table:style-name="Table2.1">
          <table:table-cell table:style-name="Table2.A1" office:value-type="string">
            <text:p text:style-name="P10">3.</text:p>
          </table:table-cell>
          <table:table-cell table:style-name="Table2.A1" office:value-type="string">
            <text:p text:style-name="P21">Аналіз вимог та уточнення специфікацій</text:p>
          </table:table-cell>
          <table:table-cell table:style-name="Table2.A1" office:value-type="string">
            <text:p text:style-name="P39">8.10</text:p>
          </table:table-cell>
          <table:table-cell table:style-name="Table2.A1" office:value-type="string">
            <text:p text:style-name="P21">Специфікації програмного забезпечення</text:p>
          </table:table-cell>
        </table:table-row>
        <table:table-row table:style-name="Table2.1">
          <table:table-cell table:style-name="Table2.A1" office:value-type="string">
            <text:p text:style-name="P10">4.</text:p>
          </table:table-cell>
          <table:table-cell table:style-name="Table2.A1" office:value-type="string">
            <text:p text:style-name="P21">Проектування структури програмного забезпечення, проектування компонентів</text:p>
          </table:table-cell>
          <table:table-cell table:style-name="Table2.A1" office:value-type="string">
            <text:p text:style-name="P39">8.10</text:p>
          </table:table-cell>
          <table:table-cell table:style-name="Table2.A1" office:value-type="string">
            <text:p text:style-name="P21">Схема структурна програмного забезпечення та специфікація компонентів (діаграма класів, схема алгоритму)</text:p>
          </table:table-cell>
        </table:table-row>
        <table:table-row table:style-name="Table2.1">
          <table:table-cell table:style-name="Table2.A1" office:value-type="string">
            <text:p text:style-name="P10">5.</text:p>
          </table:table-cell>
          <table:table-cell table:style-name="Table2.A1" office:value-type="string">
            <text:p text:style-name="P21">Програмна реалізація програмного забезпечення</text:p>
          </table:table-cell>
          <table:table-cell table:style-name="Table2.A1" office:value-type="string">
            <text:p text:style-name="P39">8.10</text:p>
          </table:table-cell>
          <table:table-cell table:style-name="Table2.A1" office:value-type="string">
            <text:p text:style-name="P21">Тексти програмного забезпечення</text:p>
          </table:table-cell>
        </table:table-row>
        <table:table-row table:style-name="Table2.1">
          <table:table-cell table:style-name="Table2.A1" office:value-type="string">
            <text:p text:style-name="P10">6.</text:p>
          </table:table-cell>
          <table:table-cell table:style-name="Table2.A1" office:value-type="string">
            <text:p text:style-name="P21">Тестування програмного забезпечення</text:p>
          </table:table-cell>
          <table:table-cell table:style-name="Table2.A1" office:value-type="string">
            <text:p text:style-name="P39">23.10</text:p>
          </table:table-cell>
          <table:table-cell table:style-name="Table2.A1" office:value-type="string">
            <text:p text:style-name="P21">Тести, результати тестування</text:p>
          </table:table-cell>
        </table:table-row>
        <table:table-row table:style-name="Table2.1">
          <table:table-cell table:style-name="Table2.A1" office:value-type="string">
            <text:p text:style-name="P10">7.</text:p>
          </table:table-cell>
          <table:table-cell table:style-name="Table2.A1" office:value-type="string">
            <text:p text:style-name="P21">Розробка матеріалів текстової частини роботи</text:p>
          </table:table-cell>
          <table:table-cell table:style-name="Table2.A1" office:value-type="string">
            <text:p text:style-name="P39">25.10</text:p>
          </table:table-cell>
          <table:table-cell table:style-name="Table2.A1" office:value-type="string">
            <text:p text:style-name="P21">Пояснювальна записка</text:p>
          </table:table-cell>
        </table:table-row>
        <table:table-row table:style-name="Table2.1">
          <table:table-cell table:style-name="Table2.A1" office:value-type="string">
            <text:p text:style-name="P10">8.</text:p>
          </table:table-cell>
          <table:table-cell table:style-name="Table2.A1" office:value-type="string">
            <text:p text:style-name="P21">Розробка матеріалів графічної частини роботи</text:p>
          </table:table-cell>
          <table:table-cell table:style-name="Table2.A1" office:value-type="string">
            <text:p text:style-name="P39">11.11</text:p>
          </table:table-cell>
          <table:table-cell table:style-name="Table2.A1" office:value-type="string">
            <text:p text:style-name="P21">Графічний матеріал проекту</text:p>
          </table:table-cell>
        </table:table-row>
        <table:table-row table:style-name="Table2.1">
          <table:table-cell table:style-name="Table2.A1" office:value-type="string">
            <text:p text:style-name="P10">9.</text:p>
          </table:table-cell>
          <table:table-cell table:style-name="Table2.A1" office:value-type="string">
            <text:p text:style-name="P21">Оформлення технічної документації роботи</text:p>
          </table:table-cell>
          <table:table-cell table:style-name="Table2.A1" office:value-type="string">
            <text:p text:style-name="P39">12.11</text:p>
          </table:table-cell>
          <table:table-cell table:style-name="Table2.A1" office:value-type="string">
            <text:p text:style-name="P21">Технічна документація</text:p>
          </table:table-cell>
        </table:table-row>
      </table:table>
      <text:p text:style-name="normal"/>
      <text:list xml:id="list85540225192182" text:continue-numbering="true" text:style-name="WWNum2">
        <text:list-item>
          <text:p text:style-name="P27"><text:bookmark-start text:name="__RefHeading___Toc15230_3648594721"/><text:bookmark text:name="_qsh70q"/>ПОРЯДОК КОНТРОЛЮ ТА ПРИЙМАННЯ<text:bookmark-end text:name="__RefHeading___Toc15230_3648594721"/></text:p>
        </text:list-item>
      </text:list>
      <text:p text:style-name="normal">Тестування розробленого програмного продукту виконується відповідно до “Програми та методики тестування”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Noto Sans Symbols1" svg:font-family="'Noto Sans Symbols'" style:font-adornments="Regular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4pt" fo:language="uk" fo:country="UA" style:letter-kerning="false" style:font-name-asian="Noto Serif CJK SC" style:font-size-asian="14pt" style:language-asian="zh" style:country-asian="CN" style:font-name-complex="Lohit Devanagari1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4pt" fo:language="uk" fo:country="UA" style:letter-kerning="false" style:font-name-asian="Noto Serif CJK SC" style:font-size-asian="14pt" style:language-asian="zh" style:country-asian="CN" style:font-name-complex="Lohit Devanagari1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writing-mode="lr-tb"/>
    </style:style>
    <style:style style:name="Heading_20_1" style:display-name="Heading 1" style:family="paragraph" style:parent-style-name="normal" style:next-style-name="normal" style:class="text">
      <style:paragraph-properties fo:margin-left="0.762cm" fo:margin-right="0cm" fo:margin-top="0.423cm" fo:margin-bottom="0.423cm" style:contextual-spacing="false" fo:line-height="100%" fo:text-align="center" style:justify-single-word="false" fo:text-indent="-0.762cm" style:auto-text-indent="false" fo:break-before="page"/>
      <style:text-properties fo:font-variant="small-caps" fo:font-weight="bold" style:font-weight-asian="bold"/>
    </style:style>
    <style:style style:name="Heading_20_2" style:display-name="Heading 2" style:family="paragraph" style:parent-style-name="normal" style:next-style-name="normal" style:class="text">
      <style:paragraph-properties fo:margin-left="1.016cm" fo:margin-right="0cm" fo:margin-top="0.423cm" fo:margin-bottom="0.423cm" style:contextual-spacing="false" fo:line-height="100%" fo:text-indent="-1.016cm" style:auto-text-indent="false" fo:keep-with-next="always"/>
      <style:text-properties fo:font-weight="bold" style:font-weight-asian="bold"/>
    </style:style>
    <style:style style:name="Heading_20_3" style:display-name="Heading 3" style:family="paragraph" style:parent-style-name="normal" style:next-style-name="normal" style:class="text">
      <style:paragraph-properties fo:margin-left="3.022cm" fo:margin-right="0cm" fo:margin-top="0.423cm" fo:margin-bottom="0.423cm" style:contextual-spacing="false" fo:line-height="100%" fo:text-align="start" style:justify-single-word="false" fo:text-indent="-1.27cm" style:auto-text-indent="false" fo:keep-with-next="always"/>
      <style:text-properties fo:font-style="italic" style:font-style-asian="italic"/>
    </style:style>
    <style:style style:name="Heading_20_4" style:display-name="Heading 4" style:family="paragraph" style:parent-style-name="normal" style:next-style-name="normal" style:class="text">
      <style:paragraph-properties fo:margin-left="1.524cm" fo:margin-right="0cm" fo:margin-top="0.071cm" fo:margin-bottom="0cm" style:contextual-spacing="false" fo:line-height="100%" fo:keep-together="always" fo:text-indent="-1.524cm" style:auto-text-indent="false" fo:keep-with-next="always"/>
      <style:text-properties fo:color="#2e74b5" loext:opacity="100%" style:font-name="Calibri" fo:font-family="Calibri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/>
    </style:style>
    <style:style style:name="Heading_20_5" style:display-name="Heading 5" style:family="paragraph" style:parent-style-name="normal" style:next-style-name="normal" style:class="text">
      <style:paragraph-properties fo:margin-left="1.778cm" fo:margin-right="0cm" fo:margin-top="0.071cm" fo:margin-bottom="0cm" style:contextual-spacing="false" fo:line-height="100%" fo:keep-together="always" fo:text-indent="-1.778cm" style:auto-text-indent="false" fo:keep-with-next="always"/>
      <style:text-properties fo:color="#2e74b5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6" style:display-name="Heading 6" style:family="paragraph" style:parent-style-name="normal" style:next-style-name="normal" style:class="text">
      <style:paragraph-properties fo:margin-left="2.032cm" fo:margin-right="0cm" fo:margin-top="0.071cm" fo:margin-bottom="0cm" style:contextual-spacing="false" fo:line-height="100%" fo:keep-together="always" fo:text-indent="-2.032cm" style:auto-text-indent="false" fo:keep-with-next="always"/>
      <style:text-properties fo:color="#1f4d78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" style:family="paragraph" style:parent-style-name="normal" style:next-style-name="normal" style:class="chapter">
      <style:paragraph-properties fo:line-height="100%"/>
      <style:text-properties style:font-name="Calibri" fo:font-family="Calibri" style:font-family-generic="roman" style:font-pitch="variable" fo:font-size="28pt" style:font-name-asian="Calibri1" style:font-family-asian="Calibri" style:font-family-generic-asian="system" style:font-pitch-asian="variable" style:font-size-asian="28pt" style:font-name-complex="Calibri1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normal" style:class="chapter">
      <style:paragraph-properties fo:margin-left="0cm" fo:margin-right="0cm" fo:margin-top="0cm" fo:margin-bottom="0.282cm" style:contextual-spacing="false" fo:line-height="100%" fo:text-indent="1.251cm" style:auto-text-indent="false"/>
      <style:text-properties fo:color="#5a5a5a" loext:opacity="100%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/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/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.268cm" fo:margin-left="3.022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MP2" style:family="paragraph" style:parent-style-name="Frame_20_contents">
      <style:paragraph-properties fo:margin-left="0cm" fo:margin-right="0cm" fo:margin-top="0cm" fo:margin-bottom="0cm" style:contextual-spacing="false" fo:line-height="0.423cm" fo:text-align="justify" style:justify-single-word="false" fo:text-indent="1.251cm" style:auto-text-indent="false"/>
    </style:style>
    <style:style style:name="MP3" style:family="paragraph" style:parent-style-name="Frame_20_contents">
      <style:paragraph-properties fo:margin-left="0cm" fo:margin-right="0cm" fo:margin-top="0cm" fo:margin-bottom="0cm" style:contextual-spacing="false" fo:line-height="0.635cm" fo:text-align="justify" style:justify-single-word="false" fo:text-indent="1.251cm" style:auto-text-indent="false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Frame_20_contents">
      <style:paragraph-properties fo:margin-left="0cm" fo:margin-right="0cm" fo:margin-top="0cm" fo:margin-bottom="0cm" style:contextual-spacing="false" fo:line-height="0.423cm" fo:text-align="center" style:justify-single-word="false" fo:text-indent="1.251cm" style:auto-text-indent="false"/>
    </style:style>
    <style:style style:name="MP6" style:family="paragraph" style:parent-style-name="Frame_20_contents">
      <style:paragraph-properties fo:margin-left="0cm" fo:margin-right="0cm" fo:margin-top="0cm" fo:margin-bottom="0cm" style:contextual-spacing="false" fo:line-height="0.423cm" fo:text-align="center" style:justify-single-word="false" fo:text-indent="0cm" style:auto-text-indent="false"/>
    </style:style>
    <style:style style:name="MP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MP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fo:background-color="transparent" style:font-name-asian="Times New Roman1" style:font-size-asian="8pt" style:font-style-asian="normal" style:font-weight-asian="normal" style:font-name-complex="Times New Roman1" style:font-size-complex="8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Mgr1" style:family="graphic" style:parent-style-name="Frame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 style:parent-style-name="Frame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75cm" fo:margin-bottom="1.251cm" fo:margin-left="2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char" draw:z-index="13" draw:name="Shape 3" draw:style-name="Mgr1" draw:text-style-name="MP4" svg:width="1.029cm" svg:height="0.528cm" svg:x="7.489cm" svg:y="27.69cm"><text:p text:style-name="MP2"/><text:p text:style-name="MP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3" draw:name="Shape 14" draw:style-name="Mgr2" draw:text-style-name="MP4" svg:width="1.53cm" svg:height="0.528cm" svg:x="5.988cm" svg:y="27.695cm"><text:p text:style-name="MP2"><text:span text:style-name="MT1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3" draw:name="Shape 12" draw:style-name="Mgr3" draw:text-style-name="MP4" svg:width="0.729cm" svg:height="0.526cm" svg:x="1.665cm" svg:y="27.503cm"><text:p text:style-name="MP5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3" draw:name="Shape 15" draw:style-name="Mgr3" draw:text-style-name="MP4" svg:width="0.729cm" svg:height="0.526cm" svg:x="1.983cm" svg:y="27.691cm"><text:p text:style-name="MP5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3" draw:name="Shape 4" draw:style-name="Mgr4" draw:text-style-name="MP4" svg:width="1.029cm" svg:height="0.526cm" svg:x="2.688cm" svg:y="27.691cm"><text:p text:style-name="MP6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7"><text:page-number text:select-page="current">11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8"><draw:custom-shape text:anchor-type="char" draw:z-index="54" draw:name="Shape 5" draw:style-name="Mgr5" draw:text-style-name="MP4" svg:width="0.528cm" svg:height="0.528cm" svg:x="15.49cm" svg:y="27.196cm"><text:p text:style-name="MP5"/><text:p text:style-name="MP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5" draw:name="Shape 13" draw:style-name="Mgr1" draw:text-style-name="MP4" svg:width="1.029cm" svg:height="0.528cm" svg:x="7.489cm" svg:y="28.183cm"><text:p text:style-name="MP2"/><text:p text:style-name="MP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7" draw:name="Shape 8" draw:style-name="Mgr3" draw:text-style-name="MP4" svg:width="0.729cm" svg:height="0.526cm" svg:x="1.986cm" svg:y="25.188cm"><text:p text:style-name="MP5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6" draw:name="Shape 2" draw:style-name="Mgr1" draw:text-style-name="MP4" svg:width="1.029cm" svg:height="0.528cm" svg:x="7.489cm" svg:y="28.69cm"><text:p text:style-name="MP2"/><text:p text:style-name="MP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Shape 7" draw:style-name="Mgr1" draw:text-style-name="MP4" svg:width="1.029cm" svg:height="0.528cm" svg:x="7.489cm" svg:y="27.681cm"><text:p text:style-name="MP2"/><text:p text:style-name="MP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Shape 10" draw:style-name="Mgr1" draw:text-style-name="MP4" svg:width="1.029cm" svg:height="0.528cm" svg:x="7.489cm" svg:y="27.187cm"><text:p text:style-name="MP2"/><text:p text:style-name="MP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Shape 11" draw:style-name="Mgr3" draw:text-style-name="MP4" svg:width="0.729cm" svg:height="0.526cm" svg:x="1.986cm" svg:y="25.693cm"><text:p text:style-name="MP5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0" draw:name="Shape 6" draw:style-name="Mgr1" draw:text-style-name="MP4" svg:width="1.029cm" svg:height="0.528cm" svg:x="7.489cm" svg:y="26.688cm"><text:p text:style-name="MP2"/><text:p text:style-name="MP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5T08:55:39.900997120</dc:date>
    <meta:editing-duration>PT3M6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11" meta:paragraph-count="164" meta:word-count="838" meta:character-count="6284" meta:non-whitespace-character-count="5639"/>
  </office:meta>
</office:document-meta>
</file>